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6cm"/>
      <style:paragraph-properties style:writing-mode="lr-tb"/>
    </style:style>
    <style:style style:name="gr2" style:family="graphic" style:parent-style-name="standard">
      <style:graphic-properties draw:stroke="none" draw:fill-color="#000000" draw:textarea-vertical-align="middl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437cm" fo:min-width="0cm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P1" style:family="paragraph">
      <style:text-properties style:font-name="FreeSans" fo:font-size="28pt" fo:font-weight="bold" style:font-size-asian="28pt" style:font-size-complex="28pt"/>
    </style:style>
    <style:style style:name="P2" style:family="paragraph">
      <loext:graphic-properties draw:fill="none" draw:fill-color="#ffffff"/>
      <style:text-properties fo:color="#d4ea6b" loext:opacity="100%" style:font-name="FreeSans" fo:font-size="28pt" fo:font-weight="bold" style:font-size-asian="28pt" style:font-size-complex="2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font-name="Chilanka" fo:font-size="16pt" style:font-size-asian="10pt" style:font-size-complex="10pt"/>
    </style:style>
    <style:style style:name="P6" style:family="paragraph">
      <loext:graphic-properties draw:fill="none" draw:fill-color="#ffffff"/>
      <style:text-properties style:font-name="Chilanka" fo:font-size="16pt" style:font-size-asian="10pt" style:font-size-complex="10pt"/>
    </style:style>
    <style:style style:name="T1" style:family="text">
      <style:text-properties style:font-name="FreeSans" fo:font-size="28pt" style:font-size-asian="28pt" style:font-size-complex="28pt"/>
    </style:style>
    <style:style style:name="T2" style:family="text">
      <style:text-properties style:font-size-asian="10pt" style:font-size-complex="10pt"/>
    </style:style>
    <style:style style:name="T3" style:family="text">
      <style:text-properties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819cm" svg:height="1.41cm" svg:x="6.761cm" svg:y="10.231cm">
          <draw:text-box>
            <text:p text:style-name="P1"><text:span text:style-name="T1">upload to cloud soon</text:span></text:p>
          </draw:text-box>
        </draw:frame>
        <draw:g>
          <draw:path draw:style-name="gr2" draw:text-style-name="P3" draw:layer="layout" svg:width="4.285cm" svg:height="2.309cm" svg:x="2.186cm" svg:y="9.031cm" svg:viewBox="0 0 4286 2310" svg:d="M736 2309c1035 0 2839 0 2839 0 0 0 674 47 710-674s-843-865-843-865c0 0-180-770-1299-770s-1226 637-1226 637c0 0-880 36-916 878s735 794 735 794z">
            <text:p/>
          </draw:path>
          <draw:custom-shape draw:style-name="gr3" draw:text-style-name="P4" draw:layer="layout" svg:width="1.056cm" svg:height="0.897cm" svg:x="3.801cm" svg:y="9.927cm">
            <text:p/>
            <draw:enhanced-geometry svg:viewBox="0 0 21600 21600" draw:text-areas="?f0 ?f7 ?f2 21600" draw:mirror-horizontal="false" draw:mirror-vertical="false" draw:type="up-arrow" draw:modifiers="12283.7060702875 6321.17647058824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4" draw:text-style-name="P6" draw:layer="layout" svg:width="15.783cm" svg:height="2.105cm" svg:x="2.047cm" svg:y="11.889cm">
          <draw:text-box>
            <text:p text:style-name="P5"><text:span text:style-name="T2">“</text:span><text:span text:style-name="T2">...then we who </text:span><text:span text:style-name="T2">are alive, who </text:span><text:span text:style-name="T2">are left, will be </text:span><text:span text:style-name="T2">caught up </text:span><text:span text:style-name="T2">together with </text:span><text:span text:style-name="T2">them </text:span><text:span text:style-name="T3">in the </text:span><text:span text:style-name="T3">clouds to meet </text:span><text:span text:style-name="T3">the Lord in the </text:span><text:span text:style-name="T3">air</text:span><text:span text:style-name="T2">. So we will </text:span><text:span text:style-name="T2">be with the </text:span><text:span text:style-name="T2">Lord forever.” <text:s/></text:span><text:span text:style-name="T2">1 Thess. 4:17 </text:span><text:span text:style-name="T2">(WE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1T13:49:11.582741733</meta:creation-date>
    <dc:date>2024-07-11T14:37:33.326155985</dc:date>
    <meta:editing-duration>PT4M46S</meta:editing-duration>
    <meta:editing-cycles>3</meta:editing-cycles>
    <meta:generator>LibreOffice/7.3.7.2$Linux_X86_64 LibreOffice_project/30$Build-2</meta:generator>
    <meta:document-statistic meta:object-count="5"/>
  </office:meta>
</office:document-meta>
</file>